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2256" calcext:value-type="float">
            <text:p>41.6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6432" calcext:value-type="float">
            <text:p>41.5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4032" calcext:value-type="float">
            <text:p>41.4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5368" calcext:value-type="float">
            <text:p>41.4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10-0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1048" calcext:value-type="float">
            <text:p>41.1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6832" calcext:value-type="float">
            <text:p>40.9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8648" calcext:value-type="float">
            <text:p>40.9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7248" calcext:value-type="float">
            <text:p>41.2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1256" calcext:value-type="float">
            <text:p>41.2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8688" calcext:value-type="float">
            <text:p>41.3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612" calcext:value-type="float">
            <text:p>41.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1464" calcext:value-type="float">
            <text:p>41.4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6808" calcext:value-type="float">
            <text:p>41.5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5952" calcext:value-type="float">
            <text:p>41.5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10-18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3-03-0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1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1008" calcext:value-type="float">
            <text:p>40.8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8-2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0032" calcext:value-type="float">
            <text:p>39.8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28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4392" calcext:value-type="float">
            <text:p>40.4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24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9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7424" calcext:value-type="float">
            <text:p>39.5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5128" calcext:value-type="float">
            <text:p>39.5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7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904" calcext:value-type="float">
            <text:p>39.6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5024" calcext:value-type="float">
            <text:p>39.4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3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4272" calcext:value-type="float">
            <text:p>39.5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6736" calcext:value-type="float">
            <text:p>39.4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7488" calcext:value-type="float">
            <text:p>39.3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5672" calcext:value-type="float">
            <text:p>39.2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3856" calcext:value-type="float">
            <text:p>39.2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0808" calcext:value-type="float">
            <text:p>39.2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4409</text:p>
          </table:table-cell>
          <table:table-cell office:value-type="string" calcext:value-type="string">
            <text:p>Beeville West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6" meta:object-count="0"/>
    <meta:user-defined meta:name="AppVersion">3.0</meta:user-defined>
  </office:meta>
</office:document-meta>
</file>